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color="#b71c1c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0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4" style:family="graphic" style:parent-style-name="standard">
      <style:graphic-properties draw:fill="solid" draw:fill-color="#c5cae9" draw:opacity="50%" draw:textarea-horizontal-align="justify" draw:textarea-vertical-align="middle" draw:auto-grow-height="false" fo:min-height="1.02cm" fo:min-width="2.609cm" draw:shadow-opacity="50%"/>
      <style:paragraph-properties style:writing-mode="lr-tb"/>
    </style:style>
    <style:style style:name="gr5" style:family="graphic" style:parent-style-name="standard">
      <style:graphic-properties svg:stroke-color="#43a047" draw:fill="solid" draw:fill-color="#c8e6c9" draw:textarea-horizontal-align="justify" draw:textarea-vertical-align="middle" draw:auto-grow-height="false" fo:min-height="0.742cm" fo:min-width="2.041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059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fb8c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4pt" fo:font-style="normal" fo:font-weight="bold"/>
    </style:style>
    <style:style style:name="P3" style:family="paragraph">
      <loext:graphic-properties draw:fill="none" draw:fill-color="#ffffff"/>
      <style:paragraph-properties style:writing-mode="lr-tb"/>
      <style:text-properties fo:color="#b71c1c" loext:opacity="100%"/>
    </style:style>
    <style:style style:name="P4" style:family="paragraph">
      <style:paragraph-properties fo:text-align="center" style:writing-mode="lr-tb"/>
      <style:text-properties fo:color="#283593" loext:opacity="100%" fo:font-size="12pt" fo:font-style="italic"/>
    </style:style>
    <style:style style:name="P5" style:family="paragraph">
      <loext:graphic-properties draw:fill="solid" draw:fill-color="#c5cae9" draw:opacity="50%"/>
      <style:paragraph-properties fo:text-align="center" style:writing-mode="lr-tb"/>
      <style:text-properties fo:color="#283593" loext:opacity="100%" fo:font-size="12pt" fo:font-style="italic"/>
    </style:style>
    <style:style style:name="P6" style:family="paragraph">
      <style:paragraph-properties fo:text-align="center" style:writing-mode="lr-tb"/>
      <style:text-properties fo:color="#33691e" loext:opacity="100%" fo:font-size="10pt"/>
    </style:style>
    <style:style style:name="P7" style:family="paragraph">
      <loext:graphic-properties draw:fill="solid" draw:fill-color="#c8e6c9"/>
      <style:paragraph-properties fo:text-align="center" style:writing-mode="lr-tb"/>
      <style:text-properties fo:color="#33691e" loext:opacity="100%" fo:font-size="10pt"/>
    </style:style>
    <style:style style:name="P8" style:family="paragraph">
      <loext:graphic-properties draw:fill="none" draw:fill-color="#ffffff"/>
      <style:paragraph-properties style:writing-mode="lr-tb"/>
      <style:text-properties fo:font-size="13pt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ef6c00" loext:opacity="100%"/>
    </style:style>
    <style:style style:name="T1" style:family="text">
      <style:text-properties fo:font-size="24pt" fo:font-style="normal" fo:font-weight="bold"/>
    </style:style>
    <style:style style:name="T2" style:family="text">
      <style:text-properties fo:color="#b71c1c" loext:opacity="100%"/>
    </style:style>
    <style:style style:name="T3" style:family="text">
      <style:text-properties fo:color="#283593" loext:opacity="100%" fo:font-size="12pt" fo:font-style="italic"/>
    </style:style>
    <style:style style:name="T4" style:family="text">
      <style:text-properties fo:color="#33691e" loext:opacity="100%" fo:font-size="10pt"/>
    </style:style>
    <style:style style:name="T5" style:family="text">
      <style:text-properties fo:font-size="13pt" fo:font-weight="bold"/>
    </style:style>
    <style:style style:name="T6" style:family="text">
      <style:text-properties fo:color="#ef6c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983cm" svg:y1="3.222cm" svg:x2="21.002cm" svg:y2="11.477cm">
          <text:p/>
        </draw:line>
        <draw:frame draw:style-name="gr2" draw:text-style-name="P2" draw:layer="layout" svg:width="22.524cm" svg:height="1.195cm" svg:x="1cm" svg:y="1.075cm">
          <draw:text-box>
            <text:p><text:span text:style-name="T1">Fed-BioMed network matrix – VPN/containers scenario</text:span></text:p>
          </draw:text-box>
        </draw:frame>
        <draw:frame draw:style-name="gr3" draw:text-style-name="P3" draw:layer="layout" svg:width="3.88cm" svg:height="0.962cm" svg:x="14.652cm" svg:y="2.905cm">
          <draw:text-box>
            <text:p><text:span text:style-name="T2">network</text:span></text:p>
          </draw:text-box>
        </draw:frame>
        <draw:custom-shape draw:style-name="gr4" draw:text-style-name="P5" draw:layer="layout" svg:width="3.109cm" svg:height="1.27cm" svg:x="14.382cm" svg:y="6.397cm">
          <text:p text:style-name="P4"><text:span text:style-name="T3">vpn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09cm" svg:height="1.27cm" svg:x="12.747cm" svg:y="10.207cm">
          <text:p text:style-name="P4"><text:span text:style-name="T3">mqt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09cm" svg:height="1.27cm" svg:x="22.319cm" svg:y="7.35cm">
          <text:p text:style-name="P4"><text:span text:style-name="T3">research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09cm" svg:height="1.27cm" svg:x="5.762cm" svg:y="7.35cm">
          <text:p text:style-name="P4"><text:span text:style-name="T3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109cm" svg:height="1.27cm" svg:x="2.27cm" svg:y="7.35cm">
          <text:p text:style-name="P4"><text:span text:style-name="T3">gui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1.587cm" svg:x="4.175cm" svg:y="5.445cm">
          <text:p text:style-name="P6"><text:span text:style-name="T4">shared</text:span><text:span text:style-name="T4"><text:line-break/></text:span><text:span text:style-name="T4">filesyste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22.323cm" svg:y1="7.973cm" svg:x2="17.561cm" svg:y2="7.02cm">
          <text:p/>
        </draw:line>
        <draw:line draw:style-name="gr6" draw:text-style-name="P1" draw:layer="layout" svg:x1="3.857cm" svg:y1="14.97cm" svg:x2="3.857cm" svg:y2="8.62cm">
          <text:p/>
        </draw:line>
        <draw:line draw:style-name="gr6" draw:text-style-name="P1" draw:layer="layout" svg:x1="23.225cm" svg:y1="16.875cm" svg:x2="23.206cm" svg:y2="8.62cm">
          <text:p/>
        </draw:line>
        <draw:frame draw:style-name="gr7" draw:text-style-name="P8" draw:layer="layout" svg:width="2.864cm" svg:height="0.763cm" svg:x="17.51cm" svg:y="6.08cm">
          <draw:text-box>
            <text:p><text:span text:style-name="T5">UDP/51820</text:span></text:p>
          </draw:text-box>
        </draw:frame>
        <draw:frame draw:style-name="gr7" draw:text-style-name="P8" draw:layer="layout" svg:width="2.864cm" svg:height="0.763cm" svg:x="11.471cm" svg:y="6.08cm">
          <draw:text-box>
            <text:p><text:span text:style-name="T5">UDP/51820</text:span></text:p>
          </draw:text-box>
        </draw:frame>
        <draw:frame draw:style-name="gr8" draw:text-style-name="P8" draw:layer="layout" svg:width="2.559cm" svg:height="0.763cm" svg:x="1.298cm" svg:y="14.335cm">
          <draw:text-box>
            <text:p><text:span text:style-name="T5">TCP/8443</text:span></text:p>
          </draw:text-box>
        </draw:frame>
        <draw:frame draw:style-name="gr8" draw:text-style-name="P8" draw:layer="layout" svg:width="2.559cm" svg:height="0.763cm" svg:x="24.495cm" svg:y="14.335cm">
          <draw:text-box>
            <text:p><text:span text:style-name="T5">TCP/6006</text:span></text:p>
          </draw:text-box>
        </draw:frame>
        <draw:frame draw:style-name="gr8" draw:text-style-name="P8" draw:layer="layout" svg:width="2.559cm" svg:height="0.763cm" svg:x="23.225cm" svg:y="16.24cm">
          <draw:text-box>
            <text:p><text:span text:style-name="T5">TCP/8888</text:span></text:p>
          </draw:text-box>
        </draw:frame>
        <draw:line draw:style-name="gr1" draw:text-style-name="P1" draw:layer="layout" svg:x1="10.842cm" svg:y1="2.905cm" svg:x2="10.842cm" svg:y2="11.477cm">
          <text:p/>
        </draw:line>
        <draw:frame draw:style-name="gr3" draw:text-style-name="P3" draw:layer="layout" svg:width="3.88cm" svg:height="0.962cm" svg:x="8.62cm" svg:y="2.91cm">
          <draw:text-box>
            <text:p><text:span text:style-name="T2">node</text:span></text:p>
          </draw:text-box>
        </draw:frame>
        <draw:frame draw:style-name="gr3" draw:text-style-name="P3" draw:layer="layout" svg:width="3.88cm" svg:height="0.962cm" svg:x="21.25cm" svg:y="2.905cm">
          <draw:text-box>
            <text:p><text:span text:style-name="T2">researcher</text:span></text:p>
          </draw:text-box>
        </draw:frame>
        <draw:line draw:style-name="gr9" draw:text-style-name="P1" draw:layer="layout" svg:x1="1.952cm" svg:y1="12.43cm" svg:x2="9.89cm" svg:y2="12.43cm">
          <text:p/>
        </draw:line>
        <draw:frame draw:style-name="gr3" draw:text-style-name="P9" draw:layer="layout" svg:width="3.88cm" svg:height="0.962cm" svg:x="7.35cm" svg:y="11.16cm">
          <draw:text-box>
            <text:p><text:span text:style-name="T6">backend</text:span></text:p>
          </draw:text-box>
        </draw:frame>
        <draw:frame draw:style-name="gr3" draw:text-style-name="P9" draw:layer="layout" svg:width="3.88cm" svg:height="0.962cm" svg:x="8.55cm" svg:y="12.747cm">
          <draw:text-box>
            <text:p><text:span text:style-name="T6">user</text:span></text:p>
          </draw:text-box>
        </draw:frame>
        <draw:line draw:style-name="gr6" draw:text-style-name="P1" draw:layer="layout" svg:x1="24.495cm" svg:y1="14.97cm" svg:x2="24.495cm" svg:y2="8.62cm">
          <text:p/>
        </draw:line>
        <draw:line draw:style-name="gr9" draw:text-style-name="P1" draw:layer="layout" svg:x1="21.32cm" svg:y1="12.43cm" svg:x2="28.622cm" svg:y2="12.43cm">
          <text:p/>
        </draw:line>
        <draw:frame draw:style-name="gr3" draw:text-style-name="P9" draw:layer="layout" svg:width="3.88cm" svg:height="0.962cm" svg:x="25.765cm" svg:y="11.16cm">
          <draw:text-box>
            <text:p><text:span text:style-name="T6">backend</text:span></text:p>
          </draw:text-box>
        </draw:frame>
        <draw:frame draw:style-name="gr3" draw:text-style-name="P9" draw:layer="layout" svg:width="3.88cm" svg:height="0.962cm" svg:x="26.965cm" svg:y="12.747cm">
          <draw:text-box>
            <text:p><text:span text:style-name="T6">user</text:span></text:p>
          </draw:text-box>
        </draw:frame>
        <draw:line draw:style-name="gr6" draw:text-style-name="P1" draw:layer="layout" svg:x1="8.874cm" svg:y1="7.973cm" svg:x2="14.335cm" svg:y2="7.032cm">
          <text:p/>
        </draw:line>
        <draw:custom-shape draw:style-name="gr4" draw:text-style-name="P5" draw:layer="layout" svg:width="3.109cm" svg:height="1.27cm" svg:x="16.306cm" svg:y="10.207cm">
          <text:p text:style-name="P4"><text:span text:style-name="T3">restful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815cm" svg:y1="10.195cm" svg:x2="16.24cm" svg:y2="7.706cm">
          <text:p/>
        </draw:line>
        <draw:line draw:style-name="gr6" draw:text-style-name="P1" draw:layer="layout" svg:x1="14.335cm" svg:y1="10.195cm" svg:x2="15.605cm" svg:y2="7.706cm">
          <text:p/>
        </draw:line>
        <draw:frame draw:style-name="gr7" draw:text-style-name="P8" draw:layer="layout" svg:width="2.864cm" svg:height="0.763cm" svg:x="14.646cm" svg:y="9.255cm">
          <draw:text-box>
            <text:p><text:span text:style-name="T5">UDP/5182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6T09:14:35.215373238</meta:creation-date>
    <dc:date>2023-04-28T15:41:24.047265364</dc:date>
    <meta:editing-duration>PT1H28M21S</meta:editing-duration>
    <meta:editing-cycles>7</meta:editing-cycles>
    <meta:generator>LibreOffice/7.2.4.1$Linux_X86_64 LibreOffice_project/20$Build-1</meta:generator>
    <dc:creator>Marc Vesin</dc:creator>
    <meta:document-statistic meta:object-count="32"/>
  </office:meta>
</office:document-meta>
</file>